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4cm"/>
    </style:style>
    <style:style style:name="co2" style:family="table-column">
      <style:table-column-properties fo:break-before="auto" style:column-width="2.355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3.519cm"/>
    </style:style>
    <style:style style:name="co5" style:family="table-column">
      <style:table-column-properties fo:break-before="auto" style:column-width="2.249cm"/>
    </style:style>
    <style:style style:name="co6" style:family="table-column">
      <style:table-column-properties fo:break-before="auto" style:column-width="3.925cm"/>
    </style:style>
    <style:style style:name="co7" style:family="table-column">
      <style:table-column-properties fo:break-before="auto" style:column-width="2.799cm"/>
    </style:style>
    <style:style style:name="co8" style:family="table-column">
      <style:table-column-properties fo:break-before="auto" style:column-width="1.905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Default" style:data-style-name="N4"/>
    <style:style style:name="ce4" style:family="table-cell" style:parent-style-name="Default" style:data-style-name="N3"/>
    <style:style style:name="ce5" style:family="table-cell" style:parent-style-name="Default" style:data-style-name="N11"/>
  </office:automatic-styles>
  <office:body>
    <office:spreadsheet>
      <table:calculation-settings table:automatic-find-labels="false" table:use-regular-expressions="false"/>
      <table:table table:name="Radeon_8670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number-columns-repeated="1016" table:default-cell-style-name="ce1"/>
        <table:table-row table:style-name="ro1">
          <table:table-cell office:value-type="string" calcext:value-type="string">
            <text:p>shore.pgm</text:p>
          </table:table-cell>
          <table:table-cell table:number-columns-repeated="2"/>
          <table:table-cell office:value-type="string" calcext:value-type="string">
            <text:p>Radeon 8670M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s</text:p>
          </table:table-cell>
          <table:table-cell office:value-type="float" office:value="384" calcext:value-type="float">
            <text:p>384</text:p>
          </table:table-cell>
          <table:table-cell/>
          <table:table-cell table:style-name="ce4" office:value-type="string" calcext:value-type="string">
            <text:p>Max Bw, Mbytes/s</text:p>
          </table:table-cell>
          <table:table-cell table:style-name="ce4" office:value-type="float" office:value="14400" calcext:value-type="float">
            <text:p>14 4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ws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PCIE 2.0x4 bus Bw</text:p>
          </table:table-cell>
          <table:table-cell office:value-type="float" office:value="4000" calcext:value-type="float">
            <text:p>40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ls</text:p>
          </table:table-cell>
          <table:table-cell table:formula="of:=[.B2]*[.B3]" office:value-type="float" office:value="196608" calcext:value-type="float">
            <text:p>19660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l_siz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ze</text:p>
          </table:table-cell>
          <table:table-cell table:formula="of:=[.B4]*[.B5]" office:value-type="float" office:value="196608" calcext:value-type="float">
            <text:p>19660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ALLOC_HOST_PT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ernel</text:p>
          </table:table-cell>
          <table:table-cell office:value-type="string" calcext:value-type="string">
            <text:p>time, 1^e-6 s</text:p>
          </table:table-cell>
          <table:table-cell office:value-type="string" calcext:value-type="string">
            <text:p>BW, Mbytes/s (R+W)</text:p>
          </table:table-cell>
          <table:table-cell office:value-type="string" calcext:value-type="string">
            <text:p>Bw, % of peak</text:p>
          </table:table-cell>
          <table:table-cell/>
          <table:table-cell office:value-type="string" calcext:value-type="string">
            <text:p>time, 1^e-6 s</text:p>
          </table:table-cell>
          <table:table-cell table:style-name="ce3" office:value-type="string" calcext:value-type="string">
            <text:p>BW, Mbytes/s (R+W)</text:p>
          </table:table-cell>
          <table:table-cell office:value-type="string" calcext:value-type="string">
            <text:p>Bw, % of pea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pleCopy</text:p>
          </table:table-cell>
          <table:table-cell table:style-name="ce2" office:value-type="float" office:value="39.25" calcext:value-type="float">
            <text:p>39,25</text:p>
          </table:table-cell>
          <table:table-cell table:formula="of:=[.B6]*2/[.B10]" office:value-type="float" office:value="10018.2420382166" calcext:value-type="float">
            <text:p>10 018,24</text:p>
          </table:table-cell>
          <table:table-cell table:style-name="ce5" table:formula="of:=[.C10]/[.E2]" office:value-type="percentage" office:value="0.695711252653928" calcext:value-type="percentage">
            <text:p>69,57%</text:p>
          </table:table-cell>
          <table:table-cell/>
          <table:table-cell office:value-type="float" office:value="169.01" calcext:value-type="float">
            <text:p>169,01</text:p>
          </table:table-cell>
          <table:table-cell table:style-name="ce3" table:formula="of:=[.B6]*2/[.F10]" office:value-type="float" office:value="2326.58422578546" calcext:value-type="float">
            <text:p>2 326,58</text:p>
          </table:table-cell>
          <table:table-cell table:style-name="ce5" table:formula="of:=[.G10]/[.E3]" office:value-type="percentage" office:value="0.581646056446364" calcext:value-type="percentage">
            <text:p>58,1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Row2</text:p>
          </table:table-cell>
          <table:table-cell table:style-name="ce2" office:value-type="float" office:value="34.66" calcext:value-type="float">
            <text:p>34,66</text:p>
          </table:table-cell>
          <table:table-cell table:formula="of:=[.B6]*2/[.B11]" office:value-type="float" office:value="11344.9509521062" calcext:value-type="float">
            <text:p>11 344,95</text:p>
          </table:table-cell>
          <table:table-cell table:style-name="ce5" table:formula="of:=[.C11]/[.E2]" office:value-type="percentage" office:value="0.787843816118485" calcext:value-type="percentage">
            <text:p>78,78%</text:p>
          </table:table-cell>
          <table:table-cell/>
          <table:table-cell office:value-type="float" office:value="162.24" calcext:value-type="float">
            <text:p>162,24</text:p>
          </table:table-cell>
          <table:table-cell table:style-name="ce3" table:formula="of:=[.B6]*2/[.F11]" office:value-type="float" office:value="2423.66863905325" calcext:value-type="float">
            <text:p>2 423,67</text:p>
          </table:table-cell>
          <table:table-cell table:style-name="ce5" table:formula="of:=[.G11]/[.E3]" office:value-type="percentage" office:value="0.605917159763314" calcext:value-type="percentage">
            <text:p>60,5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Row4</text:p>
          </table:table-cell>
          <table:table-cell table:style-name="ce2" office:value-type="float" office:value="33.03" calcext:value-type="float">
            <text:p>33,03</text:p>
          </table:table-cell>
          <table:table-cell table:formula="of:=[.B6]*2/[.B12]" office:value-type="float" office:value="11904.8138056312" calcext:value-type="float">
            <text:p>11 904,81</text:p>
          </table:table-cell>
          <table:table-cell table:style-name="ce5" table:formula="of:=[.C12]/[.E2]" office:value-type="percentage" office:value="0.826723180946614" calcext:value-type="percentage">
            <text:p>82,67%</text:p>
          </table:table-cell>
          <table:table-cell/>
          <table:table-cell office:value-type="float" office:value="161.76" calcext:value-type="float">
            <text:p>161,76</text:p>
          </table:table-cell>
          <table:table-cell table:style-name="ce3" table:formula="of:=[.B6]*2/[.F12]" office:value-type="float" office:value="2430.86053412463" calcext:value-type="float">
            <text:p>2 430,86</text:p>
          </table:table-cell>
          <table:table-cell table:style-name="ce5" table:formula="of:=[.G12]/[.E3]" office:value-type="percentage" office:value="0.607715133531157" calcext:value-type="percentage">
            <text:p>60,7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Row8</text:p>
          </table:table-cell>
          <table:table-cell table:style-name="ce2" office:value-type="float" office:value="41.33" calcext:value-type="float">
            <text:p>41,33</text:p>
          </table:table-cell>
          <table:table-cell table:formula="of:=[.B6]*2/[.B13]" office:value-type="float" office:value="9514.05758528914" calcext:value-type="float">
            <text:p>9 514,06</text:p>
          </table:table-cell>
          <table:table-cell table:style-name="ce5" table:formula="of:=[.C13]/[.E2]" office:value-type="percentage" office:value="0.660698443422857" calcext:value-type="percentage">
            <text:p>66,07%</text:p>
          </table:table-cell>
          <table:table-cell/>
          <table:table-cell office:value-type="float" office:value="167.11" calcext:value-type="float">
            <text:p>167,11</text:p>
          </table:table-cell>
          <table:table-cell table:style-name="ce3" table:formula="of:=[.B6]*2/[.F13]" office:value-type="float" office:value="2353.03692178804" calcext:value-type="float">
            <text:p>2 353,04</text:p>
          </table:table-cell>
          <table:table-cell table:style-name="ce5" table:formula="of:=[.G13]/[.E3]" office:value-type="percentage" office:value="0.588259230447011" calcext:value-type="percentage">
            <text:p>58,8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Row16</text:p>
          </table:table-cell>
          <table:table-cell table:style-name="ce2" office:value-type="float" office:value="74.22" calcext:value-type="float">
            <text:p>74,22</text:p>
          </table:table-cell>
          <table:table-cell table:formula="of:=[.B6]*2/[.B14]" office:value-type="float" office:value="5297.97898140663" calcext:value-type="float">
            <text:p>5 297,98</text:p>
          </table:table-cell>
          <table:table-cell table:style-name="ce5" table:formula="of:=[.C14]/[.E2]" office:value-type="percentage" office:value="0.367915207042127" calcext:value-type="percentage">
            <text:p>36,79%</text:p>
          </table:table-cell>
          <table:table-cell/>
          <table:table-cell office:value-type="float" office:value="176.88" calcext:value-type="float">
            <text:p>176,88</text:p>
          </table:table-cell>
          <table:table-cell table:style-name="ce3" table:formula="of:=[.B6]*2/[.F14]" office:value-type="float" office:value="2223.06648575305" calcext:value-type="float">
            <text:p>2 223,07</text:p>
          </table:table-cell>
          <table:table-cell table:style-name="ce5" table:formula="of:=[.G14]/[.E3]" office:value-type="percentage" office:value="0.555766621438263" calcext:value-type="percentage">
            <text:p>55,58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Col2</text:p>
          </table:table-cell>
          <table:table-cell table:style-name="ce2" office:value-type="float" office:value="33.77" calcext:value-type="float">
            <text:p>33,77</text:p>
          </table:table-cell>
          <table:table-cell table:formula="of:=[.B6]*2/[.B15]" office:value-type="float" office:value="11643.9443292863" calcext:value-type="float">
            <text:p>11 643,94</text:p>
          </table:table-cell>
          <table:table-cell table:style-name="ce5" table:formula="of:=[.C15]/[.E2]" office:value-type="percentage" office:value="0.80860724508933" calcext:value-type="percentage">
            <text:p>80,86%</text:p>
          </table:table-cell>
          <table:table-cell/>
          <table:table-cell office:value-type="float" office:value="161.35" calcext:value-type="float">
            <text:p>161,35</text:p>
          </table:table-cell>
          <table:table-cell table:style-name="ce3" table:formula="of:=[.B6]*2/[.F15]" office:value-type="float" office:value="2437.03749612643" calcext:value-type="float">
            <text:p>2 437,04</text:p>
          </table:table-cell>
          <table:table-cell table:style-name="ce5" table:formula="of:=[.G15]/[.E3]" office:value-type="percentage" office:value="0.609259374031608" calcext:value-type="percentage">
            <text:p>60,9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Col4</text:p>
          </table:table-cell>
          <table:table-cell table:style-name="ce2" office:value-type="float" office:value="34.81" calcext:value-type="float">
            <text:p>34,81</text:p>
          </table:table-cell>
          <table:table-cell table:formula="of:=[.B6]*2/[.B16]" office:value-type="float" office:value="11296.0643493249" calcext:value-type="float">
            <text:p>11 296,06</text:p>
          </table:table-cell>
          <table:table-cell table:style-name="ce5" table:formula="of:=[.C16]/[.E2]" office:value-type="percentage" office:value="0.784448913147563" calcext:value-type="percentage">
            <text:p>78,44%</text:p>
          </table:table-cell>
          <table:table-cell/>
          <table:table-cell office:value-type="float" office:value="162.09" calcext:value-type="float">
            <text:p>162,09</text:p>
          </table:table-cell>
          <table:table-cell table:style-name="ce3" table:formula="of:=[.B6]*2/[.F16]" office:value-type="float" office:value="2425.91153063113" calcext:value-type="float">
            <text:p>2 425,91</text:p>
          </table:table-cell>
          <table:table-cell table:style-name="ce5" table:formula="of:=[.G16]/[.E3]" office:value-type="percentage" office:value="0.606477882657783" calcext:value-type="percentage">
            <text:p>60,6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Col8</text:p>
          </table:table-cell>
          <table:table-cell table:style-name="ce2" office:value-type="float" office:value="34.66" calcext:value-type="float">
            <text:p>34,66</text:p>
          </table:table-cell>
          <table:table-cell table:formula="of:=[.B6]*2/[.B17]" office:value-type="float" office:value="11344.9509521062" calcext:value-type="float">
            <text:p>11 344,95</text:p>
          </table:table-cell>
          <table:table-cell table:style-name="ce5" table:formula="of:=[.C17]/[.E2]" office:value-type="percentage" office:value="0.787843816118485" calcext:value-type="percentage">
            <text:p>78,78%</text:p>
          </table:table-cell>
          <table:table-cell/>
          <table:table-cell office:value-type="float" office:value="159.31" calcext:value-type="float">
            <text:p>159,31</text:p>
          </table:table-cell>
          <table:table-cell table:style-name="ce3" table:formula="of:=[.B6]*2/[.F17]" office:value-type="float" office:value="2468.2443035591" calcext:value-type="float">
            <text:p>2 468,24</text:p>
          </table:table-cell>
          <table:table-cell table:style-name="ce5" table:formula="of:=[.G17]/[.E3]" office:value-type="percentage" office:value="0.617061075889775" calcext:value-type="percentage">
            <text:p>61,71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Col16</text:p>
          </table:table-cell>
          <table:table-cell table:style-name="ce2" office:value-type="float" office:value="33.03" calcext:value-type="float">
            <text:p>33,03</text:p>
          </table:table-cell>
          <table:table-cell table:formula="of:=[.B6]*2/[.B18]" office:value-type="float" office:value="11904.8138056312" calcext:value-type="float">
            <text:p>11 904,81</text:p>
          </table:table-cell>
          <table:table-cell table:style-name="ce5" table:formula="of:=[.C18]/[.E2]" office:value-type="percentage" office:value="0.826723180946614" calcext:value-type="percentage">
            <text:p>82,67%</text:p>
          </table:table-cell>
          <table:table-cell/>
          <table:table-cell office:value-type="float" office:value="161.64" calcext:value-type="float">
            <text:p>161,64</text:p>
          </table:table-cell>
          <table:table-cell table:style-name="ce3" table:formula="of:=[.B6]*2/[.F18]" office:value-type="float" office:value="2432.66518188567" calcext:value-type="float">
            <text:p>2 432,67</text:p>
          </table:table-cell>
          <table:table-cell table:style-name="ce5" table:formula="of:=[.G18]/[.E3]" office:value-type="percentage" office:value="0.608166295471418" calcext:value-type="percentage">
            <text:p>60,82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Row2x2</text:p>
          </table:table-cell>
          <table:table-cell table:style-name="ce2" office:value-type="float" office:value="34.22" calcext:value-type="float">
            <text:p>34,22</text:p>
          </table:table-cell>
          <table:table-cell table:formula="of:=[.B6]*2/[.B19]" office:value-type="float" office:value="11490.8240794857" calcext:value-type="float">
            <text:p>11 490,82</text:p>
          </table:table-cell>
          <table:table-cell table:style-name="ce5" table:formula="of:=[.C19]/[.E2]" office:value-type="percentage" office:value="0.797973894408728" calcext:value-type="percentage">
            <text:p>79,80%</text:p>
          </table:table-cell>
          <table:table-cell/>
          <table:table-cell office:value-type="float" office:value="159.85" calcext:value-type="float">
            <text:p>159,85</text:p>
          </table:table-cell>
          <table:table-cell table:style-name="ce3" table:formula="of:=[.B6]*2/[.F19]" office:value-type="float" office:value="2459.9061620269" calcext:value-type="float">
            <text:p>2 459,91</text:p>
          </table:table-cell>
          <table:table-cell table:style-name="ce5" table:formula="of:=[.G19]/[.E3]" office:value-type="percentage" office:value="0.614976540506725" calcext:value-type="percentage">
            <text:p>61,5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Row4x4</text:p>
          </table:table-cell>
          <table:table-cell table:style-name="ce2" office:value-type="float" office:value="37.03" calcext:value-type="float">
            <text:p>37,03</text:p>
          </table:table-cell>
          <table:table-cell table:formula="of:=[.B6]*2/[.B20]" office:value-type="float" office:value="10618.8495814205" calcext:value-type="float">
            <text:p>10 618,85</text:p>
          </table:table-cell>
          <table:table-cell table:style-name="ce5" table:formula="of:=[.C20]/[.E2]" office:value-type="percentage" office:value="0.737420109820866" calcext:value-type="percentage">
            <text:p>73,74%</text:p>
          </table:table-cell>
          <table:table-cell/>
          <table:table-cell office:value-type="float" office:value="160.03" calcext:value-type="float">
            <text:p>160,03</text:p>
          </table:table-cell>
          <table:table-cell table:style-name="ce3" table:formula="of:=[.B6]*2/[.F20]" office:value-type="float" office:value="2457.1392863838" calcext:value-type="float">
            <text:p>2 457,14</text:p>
          </table:table-cell>
          <table:table-cell table:style-name="ce5" table:formula="of:=[.G20]/[.E3]" office:value-type="percentage" office:value="0.614284821595951" calcext:value-type="percentage">
            <text:p>61,4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Row8x8</text:p>
          </table:table-cell>
          <table:table-cell table:style-name="ce2" office:value-type="float" office:value="48.44" calcext:value-type="float">
            <text:p>48,44</text:p>
          </table:table-cell>
          <table:table-cell table:formula="of:=[.B6]*2/[.B21]" office:value-type="float" office:value="8117.58876961189" calcext:value-type="float">
            <text:p>8 117,59</text:p>
          </table:table-cell>
          <table:table-cell table:style-name="ce5" table:formula="of:=[.C21]/[.E2]" office:value-type="percentage" office:value="0.563721442334159" calcext:value-type="percentage">
            <text:p>56,37%</text:p>
          </table:table-cell>
          <table:table-cell/>
          <table:table-cell office:value-type="float" office:value="175.01" calcext:value-type="float">
            <text:p>175,01</text:p>
          </table:table-cell>
          <table:table-cell table:style-name="ce3" table:formula="of:=[.B6]*2/[.F21]" office:value-type="float" office:value="2246.8201817039" calcext:value-type="float">
            <text:p>2 246,82</text:p>
          </table:table-cell>
          <table:table-cell table:style-name="ce5" table:formula="of:=[.G21]/[.E3]" office:value-type="percentage" office:value="0.561705045425976" calcext:value-type="percentage">
            <text:p>56,1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Row16x16</text:p>
          </table:table-cell>
          <table:table-cell table:style-name="ce2" office:value-type="float" office:value="101.63" calcext:value-type="float">
            <text:p>101,63</text:p>
          </table:table-cell>
          <table:table-cell table:formula="of:=[.B6]*2/[.B22]" office:value-type="float" office:value="3869.09377152416" calcext:value-type="float">
            <text:p>3 869,09</text:p>
          </table:table-cell>
          <table:table-cell table:style-name="ce5" table:formula="of:=[.C22]/[.E2]" office:value-type="percentage" office:value="0.268687067466955" calcext:value-type="percentage">
            <text:p>26,87%</text:p>
          </table:table-cell>
          <table:table-cell/>
          <table:table-cell office:value-type="float" office:value="173.01" calcext:value-type="float">
            <text:p>173,01</text:p>
          </table:table-cell>
          <table:table-cell table:style-name="ce3" table:formula="of:=[.B6]*2/[.F22]" office:value-type="float" office:value="2272.79348014566" calcext:value-type="float">
            <text:p>2 272,79</text:p>
          </table:table-cell>
          <table:table-cell table:style-name="ce5" table:formula="of:=[.G22]/[.E3]" office:value-type="percentage" office:value="0.568198370036414" calcext:value-type="percentage">
            <text:p>56,82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Col2x2</text:p>
          </table:table-cell>
          <table:table-cell table:style-name="ce2" office:value-type="float" office:value="33.33" calcext:value-type="float">
            <text:p>33,33</text:p>
          </table:table-cell>
          <table:table-cell table:formula="of:=[.B6]*2/[.B23]" office:value-type="float" office:value="11797.6597659766" calcext:value-type="float">
            <text:p>11 797,66</text:p>
          </table:table-cell>
          <table:table-cell table:style-name="ce5" table:formula="of:=[.C23]/[.E2]" office:value-type="percentage" office:value="0.819281928192819" calcext:value-type="percentage">
            <text:p>81,93%</text:p>
          </table:table-cell>
          <table:table-cell/>
          <table:table-cell office:value-type="float" office:value="159.35" calcext:value-type="float">
            <text:p>159,35</text:p>
          </table:table-cell>
          <table:table-cell table:style-name="ce3" table:formula="of:=[.B6]*2/[.F23]" office:value-type="float" office:value="2467.62472544713" calcext:value-type="float">
            <text:p>2 467,62</text:p>
          </table:table-cell>
          <table:table-cell table:style-name="ce5" table:formula="of:=[.G23]/[.E3]" office:value-type="percentage" office:value="0.616906181361782" calcext:value-type="percentage">
            <text:p>61,6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Col4x4</text:p>
          </table:table-cell>
          <table:table-cell table:style-name="ce2" office:value-type="float" office:value="35.25" calcext:value-type="float">
            <text:p>35,25</text:p>
          </table:table-cell>
          <table:table-cell table:formula="of:=[.B6]*2/[.B24]" office:value-type="float" office:value="11155.0638297872" calcext:value-type="float">
            <text:p>11 155,06</text:p>
          </table:table-cell>
          <table:table-cell table:style-name="ce5" table:formula="of:=[.C24]/[.E2]" office:value-type="percentage" office:value="0.774657210401891" calcext:value-type="percentage">
            <text:p>77,47%</text:p>
          </table:table-cell>
          <table:table-cell/>
          <table:table-cell office:value-type="float" office:value="161.29" calcext:value-type="float">
            <text:p>161,29</text:p>
          </table:table-cell>
          <table:table-cell table:style-name="ce3" table:formula="of:=[.B6]*2/[.F24]" office:value-type="float" office:value="2437.94407588815" calcext:value-type="float">
            <text:p>2 437,94</text:p>
          </table:table-cell>
          <table:table-cell table:style-name="ce5" table:formula="of:=[.G24]/[.E3]" office:value-type="percentage" office:value="0.609486018972038" calcext:value-type="percentage">
            <text:p>60,9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Col8x8</text:p>
          </table:table-cell>
          <table:table-cell table:style-name="ce2" office:value-type="float" office:value="55.7" calcext:value-type="float">
            <text:p>55,70</text:p>
          </table:table-cell>
          <table:table-cell table:formula="of:=[.B6]*2/[.B25]" office:value-type="float" office:value="7059.53321364452" calcext:value-type="float">
            <text:p>7 059,53</text:p>
          </table:table-cell>
          <table:table-cell table:style-name="ce5" table:formula="of:=[.C25]/[.E2]" office:value-type="percentage" office:value="0.490245362058648" calcext:value-type="percentage">
            <text:p>49,02%</text:p>
          </table:table-cell>
          <table:table-cell/>
          <table:table-cell office:value-type="float" office:value="183.79" calcext:value-type="float">
            <text:p>183,79</text:p>
          </table:table-cell>
          <table:table-cell table:style-name="ce3" table:formula="of:=[.B6]*2/[.F25]" office:value-type="float" office:value="2139.48528211546" calcext:value-type="float">
            <text:p>2 139,49</text:p>
          </table:table-cell>
          <table:table-cell table:style-name="ce5" table:formula="of:=[.G25]/[.E3]" office:value-type="percentage" office:value="0.534871320528865" calcext:value-type="percentage">
            <text:p>53,4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Col16x16</text:p>
          </table:table-cell>
          <table:table-cell table:style-name="ce2" office:value-type="float" office:value="88.44" calcext:value-type="float">
            <text:p>88,44</text:p>
          </table:table-cell>
          <table:table-cell table:formula="of:=[.B6]*2/[.B26]" office:value-type="float" office:value="4446.13297150611" calcext:value-type="float">
            <text:p>4 446,13</text:p>
          </table:table-cell>
          <table:table-cell table:style-name="ce5" table:formula="of:=[.C26]/[.E2]" office:value-type="percentage" office:value="0.308759234132368" calcext:value-type="percentage">
            <text:p>30,88%</text:p>
          </table:table-cell>
          <table:table-cell/>
          <table:table-cell office:value-type="float" office:value="178.14" calcext:value-type="float">
            <text:p>178,14</text:p>
          </table:table-cell>
          <table:table-cell table:style-name="ce3" table:formula="of:=[.B6]*2/[.F26]" office:value-type="float" office:value="2207.34253957561" calcext:value-type="float">
            <text:p>2 207,34</text:p>
          </table:table-cell>
          <table:table-cell table:style-name="ce5" table:formula="of:=[.G26]/[.E3]" office:value-type="percentage" office:value="0.551835634893904" calcext:value-type="percentage">
            <text:p>55,18%</text:p>
          </table:table-cell>
          <table:table-cell table:number-columns-repeated="1016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adeon_7760D" table:style-name="ta2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number-columns-repeated="1016" table:default-cell-style-name="ce1"/>
        <table:table-row table:style-name="ro2">
          <table:table-cell office:value-type="string" calcext:value-type="string">
            <text:p>shore.pgm</text:p>
          </table:table-cell>
          <table:table-cell table:number-columns-repeated="2"/>
          <table:table-cell office:value-type="string" calcext:value-type="string">
            <text:p>Radeon 7660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ls</text:p>
          </table:table-cell>
          <table:table-cell office:value-type="float" office:value="384" calcext:value-type="float">
            <text:p>384</text:p>
          </table:table-cell>
          <table:table-cell/>
          <table:table-cell table:style-name="ce4" office:value-type="string" calcext:value-type="string">
            <text:p>Max Bw, Mbytes/s</text:p>
          </table:table-cell>
          <table:table-cell table:style-name="ce4" office:value-type="float" office:value="21300" calcext:value-type="float">
            <text:p>21 3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ws</text:p>
          </table:table-cell>
          <table:table-cell office:value-type="float" office:value="512" calcext:value-type="float">
            <text:p>51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ls</text:p>
          </table:table-cell>
          <table:table-cell table:formula="of:=[.B2]*[.B3]" office:value-type="float" office:value="196608" calcext:value-type="float">
            <text:p>19660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l_size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ze</text:p>
          </table:table-cell>
          <table:table-cell table:formula="of:=[.B4]*[.B5]" office:value-type="float" office:value="196608" calcext:value-type="float">
            <text:p>196608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READ_WRITE</text:p>
          </table:table-cell>
          <table:table-cell table:number-columns-repeated="4"/>
          <table:table-cell office:value-type="string" calcext:value-type="string">
            <text:p>ALLOC_HOST_PTR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kernel</text:p>
          </table:table-cell>
          <table:table-cell office:value-type="string" calcext:value-type="string">
            <text:p>time, 1^e-6 s</text:p>
          </table:table-cell>
          <table:table-cell office:value-type="string" calcext:value-type="string">
            <text:p>BW, Mbytes/s (R+W)</text:p>
          </table:table-cell>
          <table:table-cell office:value-type="string" calcext:value-type="string">
            <text:p>Bw, % of peak</text:p>
          </table:table-cell>
          <table:table-cell/>
          <table:table-cell office:value-type="string" calcext:value-type="string">
            <text:p>time, 1^e-6 s</text:p>
          </table:table-cell>
          <table:table-cell table:style-name="ce3" office:value-type="string" calcext:value-type="string">
            <text:p>BW, Mbytes/s (R+W)</text:p>
          </table:table-cell>
          <table:table-cell office:value-type="string" calcext:value-type="string">
            <text:p>Bw, % of peak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mpleCopy</text:p>
          </table:table-cell>
          <table:table-cell table:style-name="ce2" office:value-type="float" office:value="86.81" calcext:value-type="float">
            <text:p>86,81</text:p>
          </table:table-cell>
          <table:table-cell table:formula="of:=[.B6]*2/[.B10]" office:value-type="float" office:value="4529.61640364013" calcext:value-type="float">
            <text:p>4 529,62</text:p>
          </table:table-cell>
          <table:table-cell table:style-name="ce5" table:formula="of:=[.C10]/[.E2]" office:value-type="percentage" office:value="0.212658047119255" calcext:value-type="percentage">
            <text:p>21,27%</text:p>
          </table:table-cell>
          <table:table-cell/>
          <table:table-cell office:value-type="float" office:value="87.11" calcext:value-type="float">
            <text:p>87,11</text:p>
          </table:table-cell>
          <table:table-cell table:style-name="ce3" table:formula="of:=[.B6]*2/[.F10]" office:value-type="float" office:value="4514.01676041786" calcext:value-type="float">
            <text:p>4 514,02</text:p>
          </table:table-cell>
          <table:table-cell table:style-name="ce5" table:formula="of:=[.G10]/[.E2]" office:value-type="percentage" office:value="0.211925669503186" calcext:value-type="percentage">
            <text:p>21,1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Row2</text:p>
          </table:table-cell>
          <table:table-cell table:style-name="ce2" office:value-type="float" office:value="46.52" calcext:value-type="float">
            <text:p>46,52</text:p>
          </table:table-cell>
          <table:table-cell table:formula="of:=[.B6]*2/[.B11]" office:value-type="float" office:value="8452.62252794497" calcext:value-type="float">
            <text:p>8 452,62</text:p>
          </table:table-cell>
          <table:table-cell table:style-name="ce5" table:formula="of:=[.C11]/[.E2]" office:value-type="percentage" office:value="0.396836738401172" calcext:value-type="percentage">
            <text:p>39,68%</text:p>
          </table:table-cell>
          <table:table-cell/>
          <table:table-cell office:value-type="float" office:value="87.73" calcext:value-type="float">
            <text:p>87,73</text:p>
          </table:table-cell>
          <table:table-cell table:style-name="ce3" table:formula="of:=[.B6]*2/[.F11]" office:value-type="float" office:value="4482.11558189901" calcext:value-type="float">
            <text:p>4 482,12</text:p>
          </table:table-cell>
          <table:table-cell table:style-name="ce5" table:formula="of:=[.G11]/[.E2]" office:value-type="percentage" office:value="0.210427961591503" calcext:value-type="percentage">
            <text:p>21,0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Row4</text:p>
          </table:table-cell>
          <table:table-cell table:style-name="ce2" office:value-type="float" office:value="27.22" calcext:value-type="float">
            <text:p>27,22</text:p>
          </table:table-cell>
          <table:table-cell table:formula="of:=[.B6]*2/[.B12]" office:value-type="float" office:value="14445.8486407054" calcext:value-type="float">
            <text:p>14 445,85</text:p>
          </table:table-cell>
          <table:table-cell table:style-name="ce5" table:formula="of:=[.C12]/[.E2]" office:value-type="percentage" office:value="0.678208856371144" calcext:value-type="percentage">
            <text:p>67,82%</text:p>
          </table:table-cell>
          <table:table-cell/>
          <table:table-cell office:value-type="float" office:value="76.81" calcext:value-type="float">
            <text:p>76,81</text:p>
          </table:table-cell>
          <table:table-cell table:style-name="ce3" table:formula="of:=[.B6]*2/[.F12]" office:value-type="float" office:value="5119.33342012759" calcext:value-type="float">
            <text:p>5 119,33</text:p>
          </table:table-cell>
          <table:table-cell table:style-name="ce5" table:formula="of:=[.G12]/[.E2]" office:value-type="percentage" office:value="0.240344292024769" calcext:value-type="percentage">
            <text:p>24,03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Row8</text:p>
          </table:table-cell>
          <table:table-cell table:style-name="ce2" office:value-type="float" office:value="47.09" calcext:value-type="float">
            <text:p>47,09</text:p>
          </table:table-cell>
          <table:table-cell table:formula="of:=[.B6]*2/[.B13]" office:value-type="float" office:value="8350.30792100234" calcext:value-type="float">
            <text:p>8 350,31</text:p>
          </table:table-cell>
          <table:table-cell table:style-name="ce5" table:formula="of:=[.C13]/[.E2]" office:value-type="percentage" office:value="0.392033235727809" calcext:value-type="percentage">
            <text:p>39,20%</text:p>
          </table:table-cell>
          <table:table-cell/>
          <table:table-cell office:value-type="float" office:value="928.51" calcext:value-type="float">
            <text:p>928,51</text:p>
          </table:table-cell>
          <table:table-cell table:style-name="ce3" table:formula="of:=[.B6]*2/[.F13]" office:value-type="float" office:value="423.491400200321" calcext:value-type="float">
            <text:p>423,49</text:p>
          </table:table-cell>
          <table:table-cell table:style-name="ce5" table:formula="of:=[.G13]/[.E2]" office:value-type="percentage" office:value="0.0198822253615174" calcext:value-type="percentage">
            <text:p>1,9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Row16</text:p>
          </table:table-cell>
          <table:table-cell table:style-name="ce2" office:value-type="float" office:value="63.67" calcext:value-type="float">
            <text:p>63,67</text:p>
          </table:table-cell>
          <table:table-cell table:formula="of:=[.B6]*2/[.B14]" office:value-type="float" office:value="6175.84419663892" calcext:value-type="float">
            <text:p>6 175,84</text:p>
          </table:table-cell>
          <table:table-cell table:style-name="ce5" table:formula="of:=[.C14]/[.E2]" office:value-type="percentage" office:value="0.289945736931405" calcext:value-type="percentage">
            <text:p>28,99%</text:p>
          </table:table-cell>
          <table:table-cell/>
          <table:table-cell office:value-type="float" office:value="1668.69" calcext:value-type="float">
            <text:p>1668,69</text:p>
          </table:table-cell>
          <table:table-cell table:style-name="ce3" table:formula="of:=[.B6]*2/[.F14]" office:value-type="float" office:value="235.64352875609" calcext:value-type="float">
            <text:p>235,64</text:p>
          </table:table-cell>
          <table:table-cell table:style-name="ce5" table:formula="of:=[.G14]/[.E2]" office:value-type="percentage" office:value="0.0110630764674221" calcext:value-type="percentage">
            <text:p>1,11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Col2</text:p>
          </table:table-cell>
          <table:table-cell table:style-name="ce2" office:value-type="float" office:value="111.61" calcext:value-type="float">
            <text:p>111,61</text:p>
          </table:table-cell>
          <table:table-cell table:formula="of:=[.B6]*2/[.B15]" office:value-type="float" office:value="3523.1251679957" calcext:value-type="float">
            <text:p>3 523,13</text:p>
          </table:table-cell>
          <table:table-cell table:style-name="ce5" table:formula="of:=[.C15]/[.E2]" office:value-type="percentage" office:value="0.165404937464587" calcext:value-type="percentage">
            <text:p>16,54%</text:p>
          </table:table-cell>
          <table:table-cell/>
          <table:table-cell office:value-type="float" office:value="95.9" calcext:value-type="float">
            <text:p>95,9</text:p>
          </table:table-cell>
          <table:table-cell table:style-name="ce3" table:formula="of:=[.B6]*2/[.F15]" office:value-type="float" office:value="4100.27111574557" calcext:value-type="float">
            <text:p>4 100,27</text:p>
          </table:table-cell>
          <table:table-cell table:style-name="ce5" table:formula="of:=[.G15]/[.E2]" office:value-type="percentage" office:value="0.192500991349557" calcext:value-type="percentage">
            <text:p>19,25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Col4</text:p>
          </table:table-cell>
          <table:table-cell table:style-name="ce2" office:value-type="float" office:value="87.43" calcext:value-type="float">
            <text:p>87,43</text:p>
          </table:table-cell>
          <table:table-cell table:formula="of:=[.B6]*2/[.B16]" office:value-type="float" office:value="4497.49513896832" calcext:value-type="float">
            <text:p>4 497,50</text:p>
          </table:table-cell>
          <table:table-cell table:style-name="ce5" table:formula="of:=[.C16]/[.E2]" office:value-type="percentage" office:value="0.211150006524334" calcext:value-type="percentage">
            <text:p>21,12%</text:p>
          </table:table-cell>
          <table:table-cell/>
          <table:table-cell office:value-type="float" office:value="91.99" calcext:value-type="float">
            <text:p>91,99</text:p>
          </table:table-cell>
          <table:table-cell table:style-name="ce3" table:formula="of:=[.B6]*2/[.F16]" office:value-type="float" office:value="4274.55158169366" calcext:value-type="float">
            <text:p>4 274,55</text:p>
          </table:table-cell>
          <table:table-cell table:style-name="ce5" table:formula="of:=[.G16]/[.E2]" office:value-type="percentage" office:value="0.200683172849468" calcext:value-type="percentage">
            <text:p>20,07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Col8</text:p>
          </table:table-cell>
          <table:table-cell table:style-name="ce2" office:value-type="float" office:value="87.95" calcext:value-type="float">
            <text:p>87,95</text:p>
          </table:table-cell>
          <table:table-cell table:formula="of:=[.B6]*2/[.B17]" office:value-type="float" office:value="4470.90392268334" calcext:value-type="float">
            <text:p>4 470,90</text:p>
          </table:table-cell>
          <table:table-cell table:style-name="ce5" table:formula="of:=[.C17]/[.E2]" office:value-type="percentage" office:value="0.209901592614241" calcext:value-type="percentage">
            <text:p>20,99%</text:p>
          </table:table-cell>
          <table:table-cell/>
          <table:table-cell office:value-type="float" office:value="107.46" calcext:value-type="float">
            <text:p>107,46</text:p>
          </table:table-cell>
          <table:table-cell table:style-name="ce3" table:formula="of:=[.B6]*2/[.F17]" office:value-type="float" office:value="3659.18481295366" calcext:value-type="float">
            <text:p>3 659,18</text:p>
          </table:table-cell>
          <table:table-cell table:style-name="ce5" table:formula="of:=[.G17]/[.E2]" office:value-type="percentage" office:value="0.171792714223176" calcext:value-type="percentage">
            <text:p>17,18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Col16</text:p>
          </table:table-cell>
          <table:table-cell table:style-name="ce2" office:value-type="float" office:value="113.71" calcext:value-type="float">
            <text:p>113,71</text:p>
          </table:table-cell>
          <table:table-cell table:formula="of:=[.B6]*2/[.B18]" office:value-type="float" office:value="3458.05997713482" calcext:value-type="float">
            <text:p>3 458,06</text:p>
          </table:table-cell>
          <table:table-cell table:style-name="ce5" table:formula="of:=[.C18]/[.E2]" office:value-type="percentage" office:value="0.162350233668301" calcext:value-type="percentage">
            <text:p>16,24%</text:p>
          </table:table-cell>
          <table:table-cell/>
          <table:table-cell office:value-type="float" office:value="102.503" calcext:value-type="float">
            <text:p>102,503</text:p>
          </table:table-cell>
          <table:table-cell table:style-name="ce3" table:formula="of:=[.B6]*2/[.F18]" office:value-type="float" office:value="3836.14138122787" calcext:value-type="float">
            <text:p>3 836,14</text:p>
          </table:table-cell>
          <table:table-cell table:style-name="ce5" table:formula="of:=[.G18]/[.E2]" office:value-type="percentage" office:value="0.180100534329947" calcext:value-type="percentage">
            <text:p>18,01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Row2x2</text:p>
          </table:table-cell>
          <table:table-cell table:style-name="ce2" office:value-type="float" office:value="47.13" calcext:value-type="float">
            <text:p>47,13</text:p>
          </table:table-cell>
          <table:table-cell table:formula="of:=[.B6]*2/[.B19]" office:value-type="float" office:value="8343.22087842139" calcext:value-type="float">
            <text:p>8 343,22</text:p>
          </table:table-cell>
          <table:table-cell table:style-name="ce5" table:formula="of:=[.C19]/[.E2]" office:value-type="percentage" office:value="0.391700510724009" calcext:value-type="percentage">
            <text:p>39,17%</text:p>
          </table:table-cell>
          <table:table-cell/>
          <table:table-cell office:value-type="float" office:value="88" calcext:value-type="float">
            <text:p>88</text:p>
          </table:table-cell>
          <table:table-cell table:style-name="ce3" table:formula="of:=[.B6]*2/[.F19]" office:value-type="float" office:value="4468.36363636364" calcext:value-type="float">
            <text:p>4 468,36</text:p>
          </table:table-cell>
          <table:table-cell table:style-name="ce5" table:formula="of:=[.G19]/[.E2]" office:value-type="percentage" office:value="0.209782330345711" calcext:value-type="percentage">
            <text:p>20,98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Row4x4</text:p>
          </table:table-cell>
          <table:table-cell table:style-name="ce2" office:value-type="float" office:value="50.96" calcext:value-type="float">
            <text:p>50,96</text:p>
          </table:table-cell>
          <table:table-cell table:formula="of:=[.B6]*2/[.B20]" office:value-type="float" office:value="7716.16954474097" calcext:value-type="float">
            <text:p>7 716,17</text:p>
          </table:table-cell>
          <table:table-cell table:style-name="ce5" table:formula="of:=[.C20]/[.E2]" office:value-type="percentage" office:value="0.362261480973755" calcext:value-type="percentage">
            <text:p>36,23%</text:p>
          </table:table-cell>
          <table:table-cell/>
          <table:table-cell office:value-type="float" office:value="129.11" calcext:value-type="float">
            <text:p>129,11</text:p>
          </table:table-cell>
          <table:table-cell table:style-name="ce3" table:formula="of:=[.B6]*2/[.F20]" office:value-type="float" office:value="3045.58903260785" calcext:value-type="float">
            <text:p>3 045,59</text:p>
          </table:table-cell>
          <table:table-cell table:style-name="ce5" table:formula="of:=[.G20]/[.E2]" office:value-type="percentage" office:value="0.142985400591918" calcext:value-type="percentage">
            <text:p>14,3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Row8x8</text:p>
          </table:table-cell>
          <table:table-cell table:style-name="ce2" office:value-type="float" office:value="77.2" calcext:value-type="float">
            <text:p>77,20</text:p>
          </table:table-cell>
          <table:table-cell table:formula="of:=[.B6]*2/[.B21]" office:value-type="float" office:value="5093.47150259067" calcext:value-type="float">
            <text:p>5 093,47</text:p>
          </table:table-cell>
          <table:table-cell table:style-name="ce5" table:formula="of:=[.C21]/[.E2]" office:value-type="percentage" office:value="0.23913011749252" calcext:value-type="percentage">
            <text:p>23,91%</text:p>
          </table:table-cell>
          <table:table-cell/>
          <table:table-cell office:value-type="float" office:value="966.605" calcext:value-type="float">
            <text:p>966,605</text:p>
          </table:table-cell>
          <table:table-cell table:style-name="ce3" table:formula="of:=[.B6]*2/[.F21]" office:value-type="float" office:value="406.801123519949" calcext:value-type="float">
            <text:p>406,80</text:p>
          </table:table-cell>
          <table:table-cell table:style-name="ce5" table:formula="of:=[.G21]/[.E2]" office:value-type="percentage" office:value="0.0190986442967112" calcext:value-type="percentage">
            <text:p>1,91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Row16x16</text:p>
          </table:table-cell>
          <table:table-cell table:style-name="ce2" office:value-type="float" office:value="97.46" calcext:value-type="float">
            <text:p>97,46</text:p>
          </table:table-cell>
          <table:table-cell table:formula="of:=[.B6]*2/[.B22]" office:value-type="float" office:value="4034.63985224708" calcext:value-type="float">
            <text:p>4 034,64</text:p>
          </table:table-cell>
          <table:table-cell table:style-name="ce5" table:formula="of:=[.C22]/[.E2]" office:value-type="percentage" office:value="0.189419711373102" calcext:value-type="percentage">
            <text:p>18,94%</text:p>
          </table:table-cell>
          <table:table-cell/>
          <table:table-cell office:value-type="float" office:value="1695.08" calcext:value-type="float">
            <text:p>1695,08</text:p>
          </table:table-cell>
          <table:table-cell table:style-name="ce3" table:formula="of:=[.B6]*2/[.F22]" office:value-type="float" office:value="231.974892040494" calcext:value-type="float">
            <text:p>231,97</text:p>
          </table:table-cell>
          <table:table-cell table:style-name="ce5" table:formula="of:=[.G22]/[.E2]" office:value-type="percentage" office:value="0.0108908400019011" calcext:value-type="percentage">
            <text:p>1,0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Col2x2</text:p>
          </table:table-cell>
          <table:table-cell table:style-name="ce2" office:value-type="float" office:value="124.55" calcext:value-type="float">
            <text:p>124,55</text:p>
          </table:table-cell>
          <table:table-cell table:formula="of:=[.B6]*2/[.B23]" office:value-type="float" office:value="3157.09353673224" calcext:value-type="float">
            <text:p>3 157,09</text:p>
          </table:table-cell>
          <table:table-cell table:style-name="ce5" table:formula="of:=[.C23]/[.E2]" office:value-type="percentage" office:value="0.148220353837194" calcext:value-type="percentage">
            <text:p>14,82%</text:p>
          </table:table-cell>
          <table:table-cell/>
          <table:table-cell office:value-type="float" office:value="159.21" calcext:value-type="float">
            <text:p>159,21</text:p>
          </table:table-cell>
          <table:table-cell table:style-name="ce3" table:formula="of:=[.B6]*2/[.F23]" office:value-type="float" office:value="2469.79461089128" calcext:value-type="float">
            <text:p>2 469,79</text:p>
          </table:table-cell>
          <table:table-cell table:style-name="ce5" table:formula="of:=[.G23]/[.E2]" office:value-type="percentage" office:value="0.115952798633393" calcext:value-type="percentage">
            <text:p>11,6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Col4x4</text:p>
          </table:table-cell>
          <table:table-cell table:style-name="ce2" office:value-type="float" office:value="241.91" calcext:value-type="float">
            <text:p>241,91</text:p>
          </table:table-cell>
          <table:table-cell table:formula="of:=[.B6]*2/[.B24]" office:value-type="float" office:value="1625.46401554297" calcext:value-type="float">
            <text:p>1 625,46</text:p>
          </table:table-cell>
          <table:table-cell table:style-name="ce5" table:formula="of:=[.C24]/[.E2]" office:value-type="percentage" office:value="0.0763128645794822" calcext:value-type="percentage">
            <text:p>7,63%</text:p>
          </table:table-cell>
          <table:table-cell/>
          <table:table-cell office:value-type="float" office:value="226.25" calcext:value-type="float">
            <text:p>226,25</text:p>
          </table:table-cell>
          <table:table-cell table:style-name="ce3" table:formula="of:=[.B6]*2/[.F24]" office:value-type="float" office:value="1737.97127071823" calcext:value-type="float">
            <text:p>1 737,97</text:p>
          </table:table-cell>
          <table:table-cell table:style-name="ce5" table:formula="of:=[.G24]/[.E2]" office:value-type="percentage" office:value="0.0815948953388841" calcext:value-type="percentage">
            <text:p>8,1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Col8x8</text:p>
          </table:table-cell>
          <table:table-cell table:style-name="ce2" office:value-type="float" office:value="247.32" calcext:value-type="float">
            <text:p>247,32</text:p>
          </table:table-cell>
          <table:table-cell table:formula="of:=[.B6]*2/[.B25]" office:value-type="float" office:value="1589.90781174187" calcext:value-type="float">
            <text:p>1 589,91</text:p>
          </table:table-cell>
          <table:table-cell table:style-name="ce5" table:formula="of:=[.C25]/[.E2]" office:value-type="percentage" office:value="0.0746435592367076" calcext:value-type="percentage">
            <text:p>7,46%</text:p>
          </table:table-cell>
          <table:table-cell/>
          <table:table-cell office:value-type="float" office:value="253.19" calcext:value-type="float">
            <text:p>253,19</text:p>
          </table:table-cell>
          <table:table-cell table:style-name="ce3" table:formula="of:=[.B6]*2/[.F25]" office:value-type="float" office:value="1553.04711876456" calcext:value-type="float">
            <text:p>1 553,05</text:p>
          </table:table-cell>
          <table:table-cell table:style-name="ce5" table:formula="of:=[.G25]/[.E2]" office:value-type="percentage" office:value="0.0729130102706368" calcext:value-type="percentage">
            <text:p>7,29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adCol16x16</text:p>
          </table:table-cell>
          <table:table-cell table:style-name="ce2" office:value-type="float" office:value="261.45" calcext:value-type="float">
            <text:p>261,45</text:p>
          </table:table-cell>
          <table:table-cell table:formula="of:=[.B6]*2/[.B26]" office:value-type="float" office:value="1503.98164084911" calcext:value-type="float">
            <text:p>1 503,98</text:p>
          </table:table-cell>
          <table:table-cell table:style-name="ce5" table:formula="of:=[.C26]/[.E2]" office:value-type="percentage" office:value="0.070609466706531" calcext:value-type="percentage">
            <text:p>7,06%</text:p>
          </table:table-cell>
          <table:table-cell/>
          <table:table-cell office:value-type="float" office:value="279.17" calcext:value-type="float">
            <text:p>279,17</text:p>
          </table:table-cell>
          <table:table-cell table:style-name="ce3" table:formula="of:=[.B6]*2/[.F26]" office:value-type="float" office:value="1408.51810724648" calcext:value-type="float">
            <text:p>1 408,52</text:p>
          </table:table-cell>
          <table:table-cell table:style-name="ce5" table:formula="of:=[.G26]/[.E2]" office:value-type="percentage" office:value="0.0661276106688489" calcext:value-type="percentage">
            <text:p>6,61%</text:p>
          </table:table-cell>
          <table:table-cell table:number-columns-repeated="1016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107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107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0106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2.2$Windows_x86 LibreOffice_project/edfb5295ba211bd31ad47d0bad0118690f76407d</meta:generator>
    <meta:creation-date>2014-11-23T15:51:58Z</meta:creation-date>
    <dc:date>2014-11-25T21:31:24.637000000</dc:date>
    <meta:editing-cycles>8</meta:editing-cycles>
    <meta:editing-duration>PT38M51S</meta:editing-duration>
    <meta:document-statistic meta:table-count="2" meta:cell-count="285" meta:object-count="0"/>
  </office:meta>
</office:document-meta>
</file>